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2 Sheet1.A3:Sheet1.A8 Sheet1.B1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335.62pt">
            <draw:object draw:notify-on-update-of-ranges="Sheet1.A27:Sheet1.A28 Sheet1.A29:Sheet1.A34 Sheet1.B27:Sheet1.B28 Sheet1.B29:Sheet1.B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OMD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3905910474671" calcext:value-type="float">
            <text:p>3.83905910474671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5655516470246" calcext:value-type="float">
            <text:p>3.85655516470246</text:p>
          </table:table-cell>
          <table:table-cell table:number-columns-repeated="9"/>
          <table:table-cell office:value-type="string" calcext:value-type="string">
            <text:p>perbandingan protokol AOMDV dengan PA_AOMDV codec G.7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2943814787935" calcext:value-type="float">
            <text:p>4.0294381478793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443184821799" calcext:value-type="float">
            <text:p>4.144318482179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5694378722786" calcext:value-type="float">
            <text:p>4.35694378722786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5739558841659" calcext:value-type="float">
            <text:p>4.25739558841659</text:p>
          </table:table-cell>
          <table:table-cell table:number-columns-repeated="10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PA_AOMD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0290268359777" calcext:value-type="float">
            <text:p>3.80290268359777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1450052029" calcext:value-type="float">
            <text:p>3.91450052029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7694127120275" calcext:value-type="float">
            <text:p>3.9769412712027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7339609552028" calcext:value-type="float">
            <text:p>4.07339609552028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5809359048462" calcext:value-type="float">
            <text:p>4.35809359048462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3596618684775" calcext:value-type="float">
            <text:p>4.2359661868477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10:32.768003280</meta:creation-date>
    <dc:date>2020-04-08T18:17:34.762823525</dc:date>
    <meta:editing-duration>PT7M4S</meta:editing-duration>
    <meta:editing-cycles>1</meta:editing-cycles>
    <meta:document-statistic meta:table-count="1" meta:cell-count="31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Sheet1.A1:Sheet1.B8" chart:data-source-has-labels="row" svg:x="0.32cm" svg:y="0.18cm" svg:width="13.169cm" svg:height="8.64cm">
          <chartooo:coordinate-region svg:x="1.047cm" svg:y="0.38cm" svg:width="12.2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1:Sheet1.B2" chart:class="chart:scatter">
            <chart:domain table:cell-range-address="Sheet1.A3:Sheet1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11</text:p>
                <text:list>
                  <text:list-item>
                    <text:p/>
                  </text:list-item>
                  <text:list-item>
                    <text:p>g711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8</svg:desc>
                </draw:g>
              </table:table-cell>
              <table:table-cell office:value-type="float" office:value="3.83905910474671">
                <text:p>3.83905910474671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85655516470246">
                <text:p>3.85655516470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02943814787935">
                <text:p>4.02943814787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1443184821799">
                <text:p>4.1443184821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5694378722786">
                <text:p>4.35694378722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5739558841659">
                <text:p>4.25739558841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Sheet1.A27:Sheet1.B34" chart:data-source-has-labels="row" svg:x="0.32cm" svg:y="0.18cm" svg:width="13.169cm" svg:height="8.64cm">
          <chartooo:coordinate-region svg:x="1.047cm" svg:y="0.38cm" svg:width="12.25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34" chart:label-cell-address="Sheet1.B27:Sheet1.B28" chart:class="chart:scatter">
            <chart:domain table:cell-range-address="Sheet1.A29:Sheet1.A3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11</text:p>
                <text:list>
                  <text:list-item>
                    <text:p/>
                  </text:list-item>
                  <text:list-item>
                    <text:p>g711</text:p>
                  </text:list-item>
                </text:list>
                <draw:g>
                  <svg:desc>Sheet1.B27:Sheet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9:Sheet1.A34</svg:desc>
                </draw:g>
              </table:table-cell>
              <table:table-cell office:value-type="float" office:value="3.80290268359777">
                <text:p>3.80290268359777</text:p>
                <draw:g>
                  <svg:desc>Sheet1.B29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91450052029">
                <text:p>3.9145005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97694127120275">
                <text:p>3.9769412712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07339609552028">
                <text:p>4.07339609552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5809359048462">
                <text:p>4.3580935904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23596618684775">
                <text:p>4.23596618684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